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Roboto-Thin" svg:font-family="Roboto-Thin" style:font-family-generic="swiss"/>
    <style:font-face style:name="Roboto Thin" svg:font-family="'Roboto Th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oboto Thin" fo:language="fr" fo:country="FR"/>
    </style:style>
    <style:style style:name="P2" style:family="paragraph" style:parent-style-name="Text_20_body">
      <style:paragraph-properties fo:margin-left="0cm" fo:margin-right="0cm" fo:margin-top="0cm" fo:margin-bottom="0.191cm" style:line-height-at-least="0.508cm" fo:text-align="justify" style:justify-single-word="false" fo:widows="1" fo:text-indent="0cm" style:auto-text-indent="false" fo:padding="0cm" fo:border="none"/>
    </style:style>
    <style:style style:name="T1" style:family="text">
      <style:text-properties fo:font-variant="normal" fo:text-transform="none" fo:color="#000000" style:font-name="Roboto Thin" fo:font-size="12pt" fo:letter-spacing="normal" fo:language="fr" fo:country="FR" fo:font-style="normal" fo:font-weight="normal" style:font-name-asian="Roboto-Thin" style:font-size-asian="12pt" style:font-name-complex="Roboto-Thin" style:font-size-complex="12pt"/>
    </style:style>
    <style:style style:name="T2" style:family="text">
      <style:text-properties fo:font-variant="normal" fo:text-transform="none" fo:color="#000000" style:font-name="Roboto Thin" fo:font-size="12pt" fo:letter-spacing="normal" fo:language="fr" fo:country="FR" fo:font-style="normal" style:text-underline-style="solid" style:text-underline-width="auto" style:text-underline-color="font-color" fo:font-weight="bold" style:font-name-asian="Roboto-Thin" style:font-size-asian="12pt" style:font-name-complex="Roboto-Thin" style:font-size-complex="12pt"/>
    </style:style>
    <style:style style:name="T3" style:family="text">
      <style:text-properties fo:font-variant="normal" fo:text-transform="none" fo:color="#000000" style:font-name="Roboto Thin" fo:font-size="12pt" fo:letter-spacing="normal" fo:language="fr" fo:country="FR" fo:font-style="italic" fo:font-weight="normal" style:font-name-asian="Roboto-Thin" style:font-size-asian="12pt" style:font-style-asian="italic" style:font-weight-asian="normal" style:font-name-complex="Roboto-Thin" style:font-size-complex="12pt" style:font-style-complex="italic" style:font-weight-complex="normal"/>
    </style:style>
    <style:style style:name="T4" style:family="text">
      <style:text-properties fo:font-variant="normal" fo:text-transform="none" fo:color="#000000" style:font-name="Roboto Thin" fo:letter-spacing="normal" fo:language="fr" fo:country="FR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2pt" style:font-name-asian="Roboto-Thin" style:font-size-asian="12pt" style:font-name-complex="Roboto-Thin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T2">Pergola sur le toit, centre ville de Rennes </text:span></text:span></text:p>
      <text:p text:style-name="Standard"><text:span text:style-name="Strong_20_Emphasis"><text:span text:style-name="T2"/></text:span></text:p>
      <text:p text:style-name="P1"/>
      <text:p text:style-name="P1">L’objectif visé est la création d'une pergola, une terrasse extérieure. Le volume de celle-ci est déterminé par la structure en bois qui à la fois crée un espace protégé et intime et prolonge le volume existant de la maison.</text:p>
      <text:p text:style-name="P1">La finesse de la structure en bois de mélèze augmente la discrétion de <text:span text:style-name="T5">l’insertion dans le paysage urbain.</text:span></text:p>
      <text:p text:style-name="P1"><text:span text:style-name="Emphasis"><text:span text:style-name="T4"/></text:span></text:p>
      <text:p text:style-name="P2"><text:span text:style-name="Emphasis"><text:span text:style-name="T3">Maîtrise d’ouvrage privée</text:span></text:span></text:p>
      <text:p text:style-name="P2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Roboto-Thin" svg:font-family="Roboto-Thin" style:font-family-generic="swiss"/>
    <style:font-face style:name="Roboto Thin" svg:font-family="'Roboto Th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3T15:53:35.11</meta:creation-date>
    <meta:document-statistic meta:table-count="0" meta:image-count="0" meta:object-count="0" meta:page-count="1" meta:paragraph-count="4" meta:word-count="68" meta:character-count="399"/>
    <dc:date>2017-12-13T15:54:02.20</dc:date>
    <meta:editing-duration>PT27S</meta:editing-duration>
    <meta:editing-cycles>1</meta:editing-cycles>
    <meta:generator>OpenOffice/4.1.4$Win32 OpenOffice.org_project/414m5$Build-9788</meta:generator>
  </office:meta>
</office:document-meta>
</file>